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3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officeooo:rsid="000abda2" officeooo:paragraph-rsid="000abda2"/>
    </style:style>
    <style:style style:name="P8" style:family="paragraph" style:parent-style-name="Text_20_body">
      <style:text-properties officeooo:rsid="000abda2"/>
    </style:style>
    <style:style style:name="P9" style:family="paragraph" style:parent-style-name="Horizontal_20_Line">
      <style:paragraph-properties fo:margin-top="0in" fo:margin-bottom="0.0972in" style:contextual-spacing="false" fo:line-height="115%"/>
      <style:text-properties officeooo:rsid="000abda2"/>
    </style:style>
    <style:style style:name="P10" style:family="paragraph" style:parent-style-name="Heading_20_2">
      <style:paragraph-properties fo:margin-top="0in" fo:margin-bottom="0.0972in" style:contextual-spacing="false" fo:line-height="115%"/>
      <style:text-properties officeooo:rsid="000abda2"/>
    </style:style>
    <style:style style:name="P11" style:family="paragraph" style:parent-style-name="Text_20_body" style:list-style-name="L6">
      <style:text-properties officeooo:rsid="000abda2"/>
    </style:style>
    <style:style style:name="P12" style:family="paragraph" style:parent-style-name="Text_20_body" style:list-style-name="L7">
      <style:text-properties officeooo:rsid="000abda2"/>
    </style:style>
    <style:style style:name="P13" style:family="paragraph" style:parent-style-name="Text_20_body" style:list-style-name="L8">
      <style:text-properties officeooo:rsid="000abda2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 am ready to proceed. I will develop the application to meet your needs, focusing on an efficient, automated, and scalable solution.</text:p>
      <text:p text:style-name="Text_20_body">Here is the plan moving forward:</text:p>
      <text:list text:style-name="L1">
        <text:list-item>
          <text:p text:style-name="P1"><text:span text:style-name="T1">Linear Programming Core</text:span>: The application will use a linear programming model to schedule content chronologically, based on the order and content you've placed in your existing folders.</text:p>
        </text:list-item>
        <text:list-item>
          <text:p text:style-name="P1"><text:span text:style-name="T1">Existing Folder Integration</text:span>: The app will read directly from your existing folders on the <text:span text:style-name="Source_20_Text">Z:</text:span> drive, such as <text:span text:style-name="Source_20_Text">Z:\FLM-Media\AI Artistry</text:span>, <text:span text:style-name="Source_20_Text">Z:\FLM-Media\Classic TV</text:span>, and others. You will not need to move or reorganize any of your existing media files.</text:p>
        </text:list-item>
        <text:list-item>
          <text:p text:style-name="P1"><text:span text:style-name="T1">Single-User Efficiency</text:span>: For now, the app will be optimized for your workflow, allowing you to manage the entire 24/7 programming schedule with maximum automation.</text:p>
        </text:list-item>
        <text:list-item>
          <text:p text:style-name="P1"><text:span text:style-name="T1">Future Scalability</text:span>: The application's architecture will be designed to accommodate future team members without requiring a complete redesign. The folder-based system can naturally support multiple people managing different content categories.</text:p>
        </text:list-item>
        <text:list-item>
          <text:p text:style-name="P1"><text:span text:style-name="T1">Automated Exports</text:span>: The app will automatically generate and save the schedule in <text:span text:style-name="Source_20_Text">.json</text:span>, <text:span text:style-name="Source_20_Text">.m3u8</text:span>, and <text:span text:style-name="Source_20_Text">.ini</text:span> formats. These files will be stored in a dedicated <text:span text:style-name="Source_20_Text">/schedule/</text:span> folder.</text:p>
        </text:list-item>
        <text:list-item>
          <text:p text:style-name="P1"><text:span text:style-name="T1">Preview Functionality</text:span>: You will be able to preview the generated schedule to quickly review the programming before finalizing it.</text:p>
        </text:list-item>
      </text:list>
      <text:p text:style-name="Standard">------------------------------------------</text:p>
      <text:p text:style-name="Standard"/>
      <text:h text:style-name="P2" text:outline-level="3">Step 1: Get and Save Your SRT Key</text:h>
      <text:list text:style-name="L2">
        <text:list-item>
          <text:p text:style-name="P3">When you receive the SRT key, go to the <text:span text:style-name="T1">sidebar</text:span> on the left of the app.</text:p>
        </text:list-item>
        <text:list-item>
          <text:p text:style-name="P3">Find the "SRT Key" section and paste the key into the input box.</text:p>
        </text:list-item>
        <text:list-item>
          <text:p text:style-name="P3">The app will automatically save this key, so you won't need to re-enter it.</text:p>
        </text:list-item>
        <text:list-item>
          <text:p text:style-name="P3">Click the "Copy" button to instantly copy the key to your clipboard. You'll need this for OBS.</text:p>
        </text:list-item>
      </text:list>
      <text:p text:style-name="Horizontal_20_Line"/>
      <text:h text:style-name="P2" text:outline-level="3">Step 2: Set Up OBS Scene Switcher</text:h>
      <text:p text:style-name="Text_20_body">The <text:span text:style-name="Source_20_Text">.ini</text:span> file you exported is designed for the <text:span text:style-name="T1">OBS Scene Switcher</text:span> plugin, which automates your broadcast by switching scenes (and therefore media files) at the scheduled times.</text:p>
      <text:list text:style-name="L3">
        <text:list-item>
          <text:p text:style-name="P4">In OBS, open the <text:span text:style-name="T1">Tools</text:span> menu and click <text:span text:style-name="T1">Scene Switcher</text:span>.</text:p>
        </text:list-item>
        <text:list-item>
          <text:p text:style-name="P4">In the Scene Switcher window, click the <text:span text:style-name="T1">Settings</text:span> tab.</text:p>
        </text:list-item>
        <text:list-item>
          <text:p text:style-name="P4">Find the "Load" button and click it. Navigate to where you saved the exported files and select the <text:span text:style-name="Source_20_Text"><text:span text:style-name="T1">export.ini</text:span></text:span> file.</text:p>
        </text:list-item>
        <text:list-item>
          <text:p text:style-name="P4"><text:soft-page-break/>This will load your entire schedule into the Scene Switcher, telling it exactly when to play each file.</text:p>
        </text:list-item>
      </text:list>
      <text:p text:style-name="Horizontal_20_Line"/>
      <text:h text:style-name="P2" text:outline-level="3">Step 3: Set Up OBS Media Source</text:h>
      <text:p text:style-name="Text_20_body">The <text:span text:style-name="Source_20_Text">.m3u8</text:span> file is a playlist of all the media files in your schedule. You will use this in OBS to create a single media source that plays all your content in the correct order.</text:p>
      <text:list text:style-name="L4">
        <text:list-item>
          <text:p text:style-name="P5">In OBS, in the <text:span text:style-name="T1">Sources</text:span> panel, click the <text:span text:style-name="Source_20_Text">+</text:span> icon and select <text:span text:style-name="T1">Media Source</text:span>.</text:p>
        </text:list-item>
        <text:list-item>
          <text:p text:style-name="P5">Give the source a name (e.g., "FLM Channel 26 Playlist") and click OK.</text:p>
        </text:list-item>
        <text:list-item>
          <text:p text:style-name="P5">In the Media Source properties window, <text:span text:style-name="T1">disable</text:span> the "Local File" checkbox. This will change the interface to accept a file path.</text:p>
        </text:list-item>
        <text:list-item>
          <text:p text:style-name="P5">In the "Input" field, browse to and select the <text:span text:style-name="Source_20_Text"><text:span text:style-name="T1">export.m3u8</text:span></text:span> file.</text:p>
        </text:list-item>
        <text:list-item>
          <text:p text:style-name="P5">Make sure the following boxes are checked: <text:span text:style-name="T1">Loop</text:span>, <text:span text:style-name="T1">Restart playback when source becomes active</text:span>, and <text:span text:style-name="T1">Show nothing when playback ends</text:span>. This ensures a seamless, 24/7 broadcast loop.</text:p>
        </text:list-item>
        <text:list-item>
          <text:p text:style-name="P5">Click OK.</text:p>
        </text:list-item>
      </text:list>
      <text:p text:style-name="Horizontal_20_Line"/>
      <text:h text:style-name="P2" text:outline-level="3">Step 4: Configure the SRT Stream</text:h>
      <text:list text:style-name="L5">
        <text:list-item>
          <text:p text:style-name="P6">In OBS, go to <text:span text:style-name="T1">File &gt; Settings &gt; Stream</text:span>.</text:p>
        </text:list-item>
        <text:list-item>
          <text:p text:style-name="P6">Set the "Service" to <text:span text:style-name="T1">Custom...</text:span>.</text:p>
        </text:list-item>
        <text:list-item>
          <text:p text:style-name="P6">In the "Server" field, paste the <text:span text:style-name="T1">SRT key</text:span> that you copied from the app.</text:p>
        </text:list-item>
        <text:list-item>
          <text:p text:style-name="P6">The "Stream Key" field can be left blank.</text:p>
        </text:list-item>
        <text:list-item>
          <text:p text:style-name="P6">Click OK.</text:p>
        </text:list-item>
      </text:list>
      <text:p text:style-name="Text_20_body"/>
      <text:p text:style-name="P7">Streaming app plan</text:p>
      <text:p text:style-name="P7">---------------------</text:p>
      <text:p text:style-name="P7">Exactly — your <text:span text:style-name="Strong_20_Emphasis">Jellyfin backend</text:span> is the core of this whole setup.<text:line-break/>Everything (NAS media, live channels like Plex TV, and Channel 26) flows <text:span text:style-name="Strong_20_Emphasis">through Jellyfin</text:span> before it reaches your FLM Streaming App.</text:p>
      <text:p text:style-name="P8">Here’s how your intended setup works if we stick with Jellyfin as the backend:</text:p>
      <text:p text:style-name="P9"/>
      <text:h text:style-name="P10" text:outline-level="2"><text:soft-page-break/><text:span text:style-name="Strong_20_Emphasis">Backend Flow (Jellyfin at the center)</text:span></text:h>
      <text:list text:style-name="L6">
        <text:list-item>
          <text:p text:style-name="P11"><text:span text:style-name="Strong_20_Emphasis">UGREEN NAS</text:span> → Stores all your movies, TV shows, and special folders (Classic TV, AI Artistry, etc.).</text:p>
        </text:list-item>
        <text:list-item>
          <text:p text:style-name="P11"><text:span text:style-name="Strong_20_Emphasis">Jellyfin Server</text:span> → Scans those NAS folders, organizes them with metadata, and provides:</text:p>
          <text:list>
            <text:list-item>
              <text:p text:style-name="P11">Movie/series library for your FLM app.</text:p>
            </text:list-item>
            <text:list-item>
              <text:p text:style-name="P11">Live TV integration (Plex TV, Channel 26).</text:p>
            </text:list-item>
          </text:list>
        </text:list-item>
        <text:list-item>
          <text:p text:style-name="P11"><text:span text:style-name="Strong_20_Emphasis">FLM Streaming App (Frontend)</text:span> → Uses Jellyfin API to show:</text:p>
          <text:list>
            <text:list-item>
              <text:p text:style-name="P11">Your library</text:p>
            </text:list-item>
            <text:list-item>
              <text:p text:style-name="P11">Categories</text:p>
            </text:list-item>
            <text:list-item>
              <text:p text:style-name="P11">Live TV streams</text:p>
            </text:list-item>
            <text:list-item>
              <text:p text:style-name="P11">Zaina AI + Chat</text:p>
            </text:list-item>
          </text:list>
        </text:list-item>
      </text:list>
      <text:p text:style-name="P9"/>
      <text:h text:style-name="P10" text:outline-level="2"><text:span text:style-name="Strong_20_Emphasis">Adding Plex TV + Channel 26 in Jellyfin</text:span></text:h>
      <text:list text:style-name="L7">
        <text:list-item>
          <text:p text:style-name="P12"><text:span text:style-name="Strong_20_Emphasis">Plex TV:</text:span> Add Plex’s m3u8 feed into Jellyfin’s Live TV tuner settings.</text:p>
        </text:list-item>
        <text:list-item>
          <text:p text:style-name="P12"><text:span text:style-name="Strong_20_Emphasis">Channel 26:</text:span> Add your OBS SRT (or m3u8) feed to Jellyfin’s Live TV.</text:p>
          <text:list>
            <text:list-item>
              <text:p text:style-name="P12">If your network calls you (Listener mode), OBS receives the feed and you can route it into Jellyfin.</text:p>
            </text:list-item>
            <text:list-item>
              <text:p text:style-name="P12">If you send the feed (Caller mode), you send from OBS → Network directly.</text:p>
            </text:list-item>
          </text:list>
        </text:list-item>
      </text:list>
      <text:p text:style-name="P9"/>
      <text:h text:style-name="P10" text:outline-level="2"><text:span text:style-name="Strong_20_Emphasis">Why Jellyfin is Key</text:span></text:h>
      <text:list text:style-name="L8">
        <text:list-item>
          <text:p text:style-name="P13">It becomes the <text:span text:style-name="Strong_20_Emphasis">single source</text:span> for everything in your FLM app.</text:p>
        </text:list-item>
        <text:list-item>
          <text:p text:style-name="P13">No need to hardcode different feeds in your app — they all come from Jellyfin.</text:p>
        </text:list-item>
        <text:list-item>
          <text:p text:style-name="P13">If you switch routers, update Jellyfin’s remote URL in the app and everything works agai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3:50:11.148339300</meta:creation-date>
    <dc:date>2025-08-08T22:44:41.849303800</dc:date>
    <meta:editing-duration>PT7H43M29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57" meta:word-count="797" meta:character-count="4543" meta:non-whitespace-character-count="3842"/>
  </office:meta>
</office:document-meta>
</file>